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syncTask.handleTimeout( NativeWebRequest request , Callable &lt; T &gt;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onTimeout( Callable &lt; V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onError( Callable &lt; V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getExecu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AsyncTask.WebAsyncTask( Callable &lt; V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Task.getIntercep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AsyncTask.WebAsyncTask( @ Nullable Long timeout , AsyncTaskExecutor executor , Callable &lt; V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syncTask.WebAsyncTask( long timeout , Callable &lt; V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syncTask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WebAsyncTask( @ Nullable Long timeout , String executorName , Callable &lt; V &gt; ca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AsyncTask.handleError( NativeWebRequest request , Callable &lt; T &gt; task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onCompletion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ge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syncTask.afterCompletion( NativeWebRequest request , Callable &lt; T &gt;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